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3000003A68BB681FF3C24CA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01cm, 0cm, 0cm, 0cm)" draw:image-opacity="100%" style:mirror="none"/>
    </style:style>
    <style:style style:name="gr2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92cm" fo:min-width="1.17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19cm" fo:min-width="1.17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42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10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1.046cm" fo:min-width="0cm" fo:padding-top="0.165cm" fo:padding-bottom="0.165cm" fo:padding-left="0.29cm" fo:padding-right="0.29cm" fo:wrap-option="wrap"/>
    </style:style>
    <style:style style:name="gr1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812cm" fo:min-width="2.33cm" draw:shadow-opacity="50%"/>
    </style:style>
    <style:style style:name="gr12" style:family="graphic" style:parent-style-name="objectwithoutfill">
      <style:graphic-properties svg:stroke-color="#729fcf" draw:fill="none" draw:textarea-vertical-align="middle"/>
    </style:style>
    <style:style style:name="gr13" style:family="graphic" style:parent-style-name="standard">
      <style:graphic-properties svg:stroke-width="0.081cm" svg:stroke-color="#ff8000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14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15" style:family="graphic" style:parent-style-name="standard">
      <style:graphic-properties svg:stroke-width="0.081cm" svg:stroke-color="#2a6099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19cm" fo:min-width="0.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5429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421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ff7b59"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7" style:family="paragraph">
      <loext:graphic-properties draw:fill="none" draw:fill-color="#ffffff"/>
      <style:paragraph-properties style:writing-mode="lr-tb"/>
      <style:text-properties fo:color="#50938a" fo:font-size="12pt" style:font-size-asian="18pt" style:font-size-complex="18pt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729fcf" fo:font-size="12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8000" fo:font-size="12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808080" fo:font-size="12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color="#383d3c" fo:font-size="12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ff5429" fo:font-size="12pt" style:font-size-asian="18pt" style:font-size-complex="18pt"/>
    </style:style>
    <style:style style:name="T1" style:family="text">
      <style:text-properties fo:color="#ffbf00" fo:font-size="12pt"/>
    </style:style>
    <style:style style:name="T2" style:family="text">
      <style:text-properties fo:color="#ff7b59" fo:font-size="12pt"/>
    </style:style>
    <style:style style:name="T3" style:family="text">
      <style:text-properties fo:color="#800080" fo:font-size="12pt"/>
    </style:style>
    <style:style style:name="T4" style:family="text">
      <style:text-properties fo:color="#00a933" fo:font-size="12pt"/>
    </style:style>
    <style:style style:name="T5" style:family="text">
      <style:text-properties fo:color="#50938a" fo:font-size="12pt" style:font-size-asian="18pt" style:font-size-complex="18pt"/>
    </style:style>
    <style:style style:name="T6" style:family="text">
      <style:text-properties fo:color="#729fcf" fo:font-size="12pt" style:font-size-asian="18pt" style:font-size-complex="18pt"/>
    </style:style>
    <style:style style:name="T7" style:family="text">
      <style:text-properties fo:color="#ff8000" fo:font-size="12pt" style:font-size-asian="18pt" style:font-size-complex="18pt"/>
    </style:style>
    <style:style style:name="T8" style:family="text">
      <style:text-properties fo:color="#808080" fo:font-size="12pt" style:font-size-asian="18pt" style:font-size-complex="18pt"/>
    </style:style>
    <style:style style:name="T9" style:family="text">
      <style:text-properties fo:color="#383d3c" fo:font-size="12pt" style:font-size-asian="18pt" style:font-size-complex="18pt"/>
    </style:style>
    <style:style style:name="T10" style:family="text">
      <style:text-properties fo:color="#ff5429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82cm" svg:height="14cm" svg:x="5.3cm" svg:y="6cm">
          <draw:image xlink:href="Pictures/1000000000000493000003A68BB681FF3C24CA76.png" xlink:type="simple" xlink:show="embed" xlink:actuate="onLoad" loext:mime-type="image/png">
            <text:p/>
          </draw:image>
        </draw:frame>
        <draw:custom-shape draw:style-name="gr2" draw:text-style-name="P2" draw:layer="layout" svg:width="1.75cm" svg:height="1.25cm" svg:x="7.3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199cm" svg:x="6.05cm" svg:y="5.301cm">
          <draw:text-box>
            <text:p><text:span text:style-name="T1">&lt;simtho-period&gt;</text:span></text:p>
          </draw:text-box>
        </draw:frame>
        <draw:frame draw:style-name="gr4" draw:text-style-name="P4" draw:layer="layout" svg:width="5cm" svg:height="1.673cm" svg:x="1.15cm" svg:y="7.427cm">
          <draw:text-box>
            <text:p><text:span text:style-name="T2">&lt;examplescontents&gt;</text:span></text:p>
          </draw:text-box>
        </draw:frame>
        <draw:custom-shape draw:style-name="gr5" draw:text-style-name="P1" draw:layer="layout" svg:width="0.5cm" svg:height="1.25cm" svg:x="5.05cm" svg:y="6.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5cm" svg:height="1.25cm" svg:x="23.55cm" svg:y="18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2" draw:layer="layout" svg:width="1.75cm" svg:height="1.249cm" draw:transform="skewX (-0.000872664625997165) rotate (-0.000872664625997355) translate (9.25cm 6.25cm)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75cm" svg:height="2cm" svg:x="7cm" svg:y="4.5cm">
          <draw:text-box>
            <text:p><text:span text:style-name="T3">&lt;simtho-reference-century&gt;</text:span></text:p>
          </draw:text-box>
        </draw:frame>
        <draw:custom-shape draw:style-name="gr8" draw:text-style-name="P2" draw:layer="layout" svg:width="2.001cm" svg:height="1.25cm" draw:transform="skewX (-0.000872664625997165) rotate (-0.00104719755119678) translate (12.5cm 6.249cm)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75cm" svg:height="1.199cm" svg:x="12.75cm" svg:y="4.95cm">
          <draw:text-box>
            <text:p><text:span text:style-name="T4">&lt;simtho-reference-author&gt;</text:span></text:p>
          </draw:text-box>
        </draw:frame>
        <draw:frame draw:style-name="gr3" draw:text-style-name="P7" draw:layer="layout" svg:width="4.75cm" svg:height="1.199cm" svg:x="2.35cm" svg:y="5.3cm">
          <draw:text-box>
            <text:p><text:span text:style-name="T5">&lt;examplecontent&gt;</text:span></text:p>
          </draw:text-box>
        </draw:frame>
        <draw:custom-shape draw:style-name="gr9" draw:text-style-name="P1" draw:layer="layout" svg:width="0.5cm" svg:height="1.25cm" svg:x="6.05cm" svg:y="6.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5cm" svg:height="1.25cm" svg:x="28.65cm" svg:y="1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0.5cm" svg:height="1.25cm" svg:x="22.8cm" svg:y="18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1" draw:layer="layout" svg:width="0.5cm" svg:height="1.5cm" svg:x="6.3cm" svg:y="12.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8" draw:layer="layout" svg:width="4cm" svg:height="1.5cm" svg:x="10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4cm" svg:height="1.5cm" svg:x="1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5.75cm" svg:height="1.199cm" svg:x="1cm" svg:y="11.051cm">
          <draw:text-box>
            <text:p><text:span text:style-name="T6">&lt;highlightedsyriac&gt;</text:span></text:p>
          </draw:text-box>
        </draw:frame>
        <draw:line draw:style-name="gr12" draw:text-style-name="P1" draw:layer="layout" svg:x1="5.25cm" svg:y1="11.25cm" svg:x2="10.75cm" svg:y2="9cm">
          <text:p/>
        </draw:line>
        <draw:line draw:style-name="gr12" draw:text-style-name="P1" draw:layer="layout" svg:x1="5.25cm" svg:y1="11.25cm" svg:x2="17cm" svg:y2="14.25cm">
          <text:p/>
        </draw:line>
        <draw:custom-shape draw:style-name="gr13" draw:text-style-name="P1" draw:layer="layout" svg:width="0.5cm" svg:height="1.25cm" svg:x="14.65cm" svg:y="6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1" draw:layer="layout" svg:width="0.5cm" svg:height="1.25cm" svg:x="15cm" svg:y="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10" draw:layer="layout" svg:width="5.75cm" svg:height="1.199cm" svg:x="15.25cm" svg:y="6cm">
          <draw:text-box>
            <text:p><text:span text:style-name="T7">&lt;example&gt;</text:span></text:p>
          </draw:text-box>
        </draw:frame>
        <draw:custom-shape draw:style-name="gr14" draw:text-style-name="P1" draw:layer="layout" svg:width="0.5cm" svg:height="1.25cm" svg:x="15.751cm" svg:y="8.0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" draw:text-style-name="P1" draw:layer="layout" svg:width="0.5cm" svg:height="1.25cm" svg:x="28.001cm" svg:y="11.0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11" draw:layer="layout" svg:width="5.75cm" svg:height="1.199cm" svg:x="22.5cm" svg:y="5.75cm">
          <draw:text-box>
            <text:p><text:span text:style-name="T8">&lt;translationcontent&gt;</text:span></text:p>
          </draw:text-box>
        </draw:frame>
        <draw:custom-shape draw:style-name="gr15" draw:text-style-name="P2" draw:layer="layout" svg:width="1.5cm" svg:height="1.249cm" draw:transform="skewX (-0.000872664625997165) rotate (-0.000872664625997355) translate (11cm 6.25cm)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6.75cm" svg:height="2cm" svg:x="9.5cm" svg:y="5.4cm">
          <draw:text-box>
            <text:p><text:span text:style-name="T9">&lt;simtho-reference-medium&gt;</text:span></text:p>
          </draw:text-box>
        </draw:frame>
        <draw:custom-shape draw:style-name="gr16" draw:text-style-name="P2" draw:layer="layout" svg:width="2.001cm" svg:height="1.25cm" draw:transform="skewX (-0.000872664625997165) rotate (-0.00104719755119678) translate (15.5cm 12.449cm)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5.75cm" svg:height="1.199cm" svg:x="17.5cm" svg:y="12.051cm">
          <draw:text-box>
            <text:p><text:span text:style-name="T10">&lt;simtho-reference-page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3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8T18:39:35.731101130</dc:date>
    <dc:creator>Florian Jäckel</dc:creator>
    <meta:editing-duration>PT40M56S</meta:editing-duration>
    <meta:editing-cycles>10</meta:editing-cycles>
    <meta:generator>LibreOffice/6.4.7.2$Linux_X86_64 LibreOffice_project/40$Build-2</meta:generator>
    <meta:document-statistic meta:object-count="30"/>
  </office:meta>
</office:document-meta>
</file>